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Helvetica1" svg:font-family="Helvetica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Helvetica" svg:font-family="Helvetica" style:font-family-generic="swiss" style:font-pitch="variable"/>
    <style:font-face style:name="AR PL ShanHeiSun Uni" svg:font-family="'AR PL ShanHeiSun Uni'" style:font-family-generic="system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1.6736in" style:rel-column-width="16383*"/>
    </style:style>
    <style:style style:name="Table1.D" style:family="table-column">
      <style:table-column-properties style:column-width="1.6743in" style:rel-column-width="16386*"/>
    </style:style>
    <style:style style:name="Table1.A1" style:family="table-cell">
      <style:table-cell-properties style:vertical-align="bottom" fo:background-color="transparent" fo:padding="0.0382in" fo:border-left="0.05pt solid #cccccc" fo:border-right="none" fo:border-top="0.05pt solid #cccccc" fo:border-bottom="0.05pt solid #cccccc">
        <style:background-image/>
      </style:table-cell-properties>
    </style:style>
    <style:style style:name="Table1.D1" style:family="table-cell">
      <style:table-cell-properties style:vertical-align="bottom" fo:background-color="transparent" fo:padding="0.0382in" fo:border="0.05pt solid #cccccc">
        <style:background-image/>
      </style:table-cell-properties>
    </style:style>
    <style:style style:name="Table1.A2" style:family="table-cell">
      <style:table-cell-properties fo:background-color="transparent" fo:padding="0.0382in" fo:border-left="0.05pt solid #cccccc" fo:border-right="none" fo:border-top="none" fo:border-bottom="0.05pt solid #cccccc">
        <style:background-image/>
      </style:table-cell-properties>
    </style:style>
    <style:style style:name="Table1.B2" style:family="table-cell">
      <style:table-cell-properties fo:background-color="transparent" fo:padding="0.0382in" fo:border-left="0.05pt solid #cccccc" fo:border-right="none" fo:border-top="none" fo:border-bottom="0.05pt solid #cccccc">
        <style:background-image/>
      </style:table-cell-properties>
    </style:style>
    <style:style style:name="Table1.C2" style:family="table-cell">
      <style:table-cell-properties fo:background-color="transparent" fo:padding="0.0382in" fo:border-left="0.05pt solid #cccccc" fo:border-right="none" fo:border-top="none" fo:border-bottom="0.05pt solid #cccccc">
        <style:background-image/>
      </style:table-cell-properties>
    </style:style>
    <style:style style:name="Table1.D2" style:family="table-cell">
      <style:table-cell-properties fo:background-color="transparent" fo:padding="0.0382in" fo:border-left="0.05pt solid #cccccc" fo:border-right="0.05pt solid #cccccc" fo:border-top="none" fo:border-bottom="0.05pt solid #cccccc">
        <style:background-image/>
      </style:table-cell-properties>
    </style:style>
    <style:style style:name="Table2" style:family="table">
      <style:table-properties style:width="6.6951in" table:align="margins"/>
    </style:style>
    <style:style style:name="Table2.A" style:family="table-column">
      <style:table-column-properties style:column-width="2.6646in" style:rel-column-width="26082*"/>
    </style:style>
    <style:style style:name="Table2.B" style:family="table-column">
      <style:table-column-properties style:column-width="0.9014in" style:rel-column-width="8823*"/>
    </style:style>
    <style:style style:name="Table2.C" style:family="table-column">
      <style:table-column-properties style:column-width="0.8042in" style:rel-column-width="7871*"/>
    </style:style>
    <style:style style:name="Table2.D" style:family="table-column">
      <style:table-column-properties style:column-width="1.2583in" style:rel-column-width="12317*"/>
    </style:style>
    <style:style style:name="Table2.E" style:family="table-column">
      <style:table-column-properties style:column-width="1.0667in" style:rel-column-width="10442*"/>
    </style:style>
    <style:style style:name="Table2.A1" style:family="table-cell">
      <style:table-cell-properties fo:padding="0.0382in" fo:border-left="none" fo:border-right="none" fo:border-top="none" fo:border-bottom="0.05pt solid #000000"/>
    </style:style>
    <style:style style:name="Table2.2" style:family="table-row">
      <style:table-row-properties style:min-row-height="0.1521in"/>
    </style:style>
    <style:style style:name="Table2.A2" style:family="table-cell">
      <style:table-cell-properties fo:padding="0.0382in" fo:border="none"/>
    </style:style>
    <style:style style:name="Table2.3" style:family="table-row">
      <style:table-row-properties style:min-row-height="0.0097in"/>
    </style:style>
    <style:style style:name="Table2.D8" style:family="table-cell">
      <style:table-cell-properties fo:padding="0.0382in" fo:border-left="none" fo:border-right="none" fo:border-top="0.05pt solid #000000" fo:border-bottom="none"/>
    </style:style>
    <style:style style:name="Table3" style:family="table">
      <style:table-properties style:width="5.0972in" table:align="left"/>
    </style:style>
    <style:style style:name="Table3.A" style:family="table-column">
      <style:table-column-properties style:column-width="2.0347in"/>
    </style:style>
    <style:style style:name="Table3.B" style:family="table-column">
      <style:table-column-properties style:column-width="2.1222in"/>
    </style:style>
    <style:style style:name="Table3.C" style:family="table-column">
      <style:table-column-properties style:column-width="0.9403in"/>
    </style:style>
    <style:style style:name="Table3.1" style:family="table-row">
      <style:table-row-properties style:min-row-height="0.0097in" fo:keep-together="always"/>
    </style:style>
    <style:style style:name="Table3.A1" style:family="table-cell">
      <style:table-cell-properties fo:padding="0.0403in" fo:border-left="none" fo:border-right="none" fo:border-top="none" fo:border-bottom="0.05pt solid #000000"/>
    </style:style>
    <style:style style:name="Table3.2" style:family="table-row">
      <style:table-row-properties fo:keep-together="always"/>
    </style:style>
    <style:style style:name="Table3.A2" style:family="table-cell">
      <style:table-cell-properties fo:padding="0.0403in" fo:border="none"/>
    </style:style>
    <style:style style:name="Table3.3" style:family="table-row">
      <style:table-row-properties fo:keep-together="always"/>
    </style:style>
    <style:style style:name="Table3.A3" style:family="table-cell">
      <style:table-cell-properties fo:background-color="transparent" fo:padding="0.0403in" fo:border-left="none" fo:border-right="none" fo:border-top="none" fo:border-bottom="0.05pt solid #cccccc">
        <style:background-image/>
      </style:table-cell-properties>
    </style:style>
    <style:style style:name="Table3.B3" style:family="table-cell">
      <style:table-cell-properties fo:padding="0.0403in" fo:border-left="none" fo:border-right="none" fo:border-top="none" fo:border-bottom="0.05pt solid #cccccc"/>
    </style:style>
    <style:style style:name="Table3.C3" style:family="table-cell">
      <style:table-cell-properties fo:padding="0.0403in" fo:border-left="none" fo:border-right="none" fo:border-top="none" fo:border-bottom="0.05pt solid #cccccc"/>
    </style:style>
    <style:style style:name="Table3.4" style:family="table-row">
      <style:table-row-properties style:min-row-height="0.0521in" fo:keep-together="always"/>
    </style:style>
    <style:style style:name="P1" style:family="paragraph" style:parent-style-name="Standard">
      <style:paragraph-properties fo:margin-left="0in" fo:margin-right="0in" fo:text-indent="0in" style:auto-text-indent="false"/>
      <style:text-properties fo:color="#000000" style:font-name="DejaVu Sans" fo:font-size="9pt" style:font-size-asian="9pt" style:font-size-complex="9pt"/>
    </style:style>
    <style:style style:name="P2" style:family="paragraph" style:parent-style-name="Table_20_Contents">
      <style:paragraph-properties fo:text-align="start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3" style:family="paragraph" style:parent-style-name="Table_20_Contents">
      <style:paragraph-properties fo:text-align="start" style:justify-single-word="false"/>
      <style:text-properties fo:color="#000000" style:font-name="DejaVu Sans" fo:font-size="9pt" style:font-name-asian="Bitstream Vera Sans" style:font-size-asian="9pt" style:font-name-complex="Bitstream Vera Sans" style:font-size-complex="9pt"/>
    </style:style>
    <style:style style:name="P4" style:family="paragraph" style:parent-style-name="Table_20_Contents">
      <style:paragraph-properties fo:text-align="end" style:justify-single-word="false"/>
      <style:text-properties fo:color="#000000" style:font-name="DejaVu Sans" fo:font-size="9pt" style:font-name-asian="Bitstream Vera Sans" style:font-size-asian="9pt" style:font-name-complex="Bitstream Vera Sans" style:font-size-complex="9pt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DejaVu Sans" fo:font-size="8pt" style:font-name-asian="Bitstream Vera Sans" style:font-size-asian="8pt" style:font-name-complex="Bitstream Vera Sans" style:font-size-complex="8pt"/>
    </style:style>
    <style:style style:name="P6" style:family="paragraph" style:parent-style-name="terp_5f_header">
      <style:paragraph-properties fo:margin-top="0.1701in" fo:margin-bottom="0.1701in" style:contextual-spacing="false"/>
      <style:text-properties fo:color="#000000" style:font-name="DejaVu Sans"/>
    </style:style>
    <style:style style:name="P7" style:family="paragraph" style:parent-style-name="terp_5f_header">
      <style:paragraph-properties fo:text-align="center" style:justify-single-word="false"/>
      <style:text-properties fo:color="#000000" style:font-name="DejaVu Sans" fo:font-size="8pt" style:font-size-asian="8pt" style:font-size-complex="8pt"/>
    </style:style>
    <style:style style:name="P8" style:family="paragraph" style:parent-style-name="terp_5f_default_5f_8">
      <style:text-properties fo:color="#000000" style:font-name="DejaVu Sans"/>
    </style:style>
    <style:style style:name="P9" style:family="paragraph" style:parent-style-name="terp_5f_default_5f_8">
      <style:text-properties fo:color="#000000" style:font-name="DejaVu Sans" fo:font-size="9pt" style:font-size-asian="9pt" style:font-size-complex="9pt"/>
    </style:style>
    <style:style style:name="P10" style:family="paragraph" style:parent-style-name="terp_5f_default_5f_8">
      <style:paragraph-properties fo:text-align="start" style:justify-single-word="false"/>
      <style:text-properties fo:color="#000000" style:font-name="DejaVu Sans" fo:font-size="8pt" style:font-name-asian="Bitstream Vera Sans" style:font-size-asian="8pt" style:font-name-complex="Bitstream Vera Sans" style:font-size-complex="8pt"/>
    </style:style>
    <style:style style:name="P11" style:family="paragraph" style:parent-style-name="terp_5f_default_5f_Bold_5f_9">
      <style:text-properties fo:color="#000000" style:font-name="DejaVu Sans"/>
    </style:style>
    <style:style style:name="P12" style:family="paragraph" style:parent-style-name="terp_5f_default_5f_Right_5f_9">
      <style:text-properties fo:color="#000000" style:font-name="DejaVu Sans"/>
    </style:style>
    <style:style style:name="P13" style:family="paragraph" style:parent-style-name="terp_5f_default_5f_Right_5f_9">
      <style:paragraph-properties fo:text-align="end" style:justify-single-word="false"/>
      <style:text-properties fo:color="#000000" style:font-name="DejaVu Sans"/>
    </style:style>
    <style:style style:name="P14" style:family="paragraph" style:parent-style-name="terp_5f_default_5f_9">
      <style:text-properties fo:color="#000000" style:font-name="DejaVu Sans"/>
    </style:style>
    <style:style style:name="P15" style:family="paragraph" style:parent-style-name="terp_5f_default_5f_9">
      <style:paragraph-properties fo:text-align="start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16" style:family="paragraph" style:parent-style-name="terp_5f_tblheader_5f_General_5f_Centre">
      <style:text-properties fo:color="#000000" style:font-name="DejaVu Sans"/>
    </style:style>
    <style:style style:name="P17" style:family="paragraph" style:parent-style-name="terp_5f_default_5f_Centre_5f_8">
      <style:text-properties fo:color="#000000" style:font-name="DejaVu Sans"/>
    </style:style>
    <style:style style:name="P18" style:family="paragraph" style:parent-style-name="terp_5f_tblheader_5f_Details">
      <style:text-properties fo:color="#000000" style:font-name="DejaVu Sans"/>
    </style:style>
    <style:style style:name="P19" style:family="paragraph" style:parent-style-name="terp_5f_tblheader_5f_Details">
      <style:paragraph-properties fo:text-align="start" style:justify-single-word="false"/>
      <style:text-properties fo:color="#000000" style:font-name="DejaVu Sans" fo:font-size="9pt" style:font-name-asian="Bitstream Vera Sans" style:font-size-asian="9pt" style:font-name-complex="Bitstream Vera Sans" style:font-size-complex="9pt"/>
    </style:style>
    <style:style style:name="P20" style:family="paragraph" style:parent-style-name="terp_5f_tblheader_5f_Details_5f_Centre">
      <style:text-properties fo:color="#000000" style:font-name="DejaVu Sans"/>
    </style:style>
    <style:style style:name="P21" style:family="paragraph" style:parent-style-name="terp_5f_tblheader_5f_Details_5f_Right">
      <style:paragraph-properties fo:text-align="end" style:justify-single-word="false"/>
      <style:text-properties fo:color="#000000" style:font-name="DejaVu Sans"/>
    </style:style>
    <style:style style:name="P22" style:family="paragraph" style:parent-style-name="terp_5f_tblheader_5f_Details_5f_Right">
      <style:paragraph-properties fo:text-align="end" style:justify-single-word="false"/>
      <style:text-properties fo:color="#000000" style:font-name="DejaVu Sans" fo:font-size="9pt" style:font-name-asian="Bitstream Vera Sans" style:font-size-asian="9pt" style:font-name-complex="Bitstream Vera Sans" style:font-size-complex="9pt"/>
    </style:style>
    <style:style style:name="P23" style:family="paragraph" style:parent-style-name="terp_5f_default_5f_Centre_5f_9">
      <style:text-properties fo:color="#000000" style:font-name="DejaVu Sans"/>
    </style:style>
    <style:style style:name="P24" style:family="paragraph" style:parent-style-name="terp_5f_default_5f_Right_5f_9_5f_Bold">
      <style:text-properties fo:color="#000000" style:font-name="DejaVu Sans"/>
    </style:style>
    <style:style style:name="P25" style:family="paragraph" style:parent-style-name="terp_5f_default_5f_Italic">
      <style:text-properties fo:color="#000000" style:font-name="DejaVu Sans"/>
    </style:style>
    <style:style style:name="P26" style:family="paragraph" style:parent-style-name="terp_5f_default_5f_2">
      <style:paragraph-properties fo:text-align="start" style:justify-single-word="false"/>
      <style:text-properties fo:color="#000000" style:font-name="DejaVu Sans" fo:font-size="8pt" style:font-name-asian="Bitstream Vera Sans" style:font-size-asian="8pt" style:font-name-complex="Bitstream Vera Sans" style:font-size-complex="8pt"/>
    </style:style>
    <style:style style:name="P27" style:family="paragraph" style:parent-style-name="terp_5f_default_5f_8">
      <style:text-properties fo:color="#000000" style:font-name="DejaVu Sans"/>
    </style:style>
    <style:style style:name="P28" style:family="paragraph" style:parent-style-name="Standard" style:master-page-name="First_20_Page">
      <style:paragraph-properties fo:margin-left="0in" fo:margin-right="0in" fo:text-indent="0in" style:auto-text-indent="false" style:page-number="auto"/>
      <style:text-properties fo:color="#000000" style:font-name="DejaVu Sans" fo:font-size="10pt" style:font-size-asian="10pt" style:font-size-complex="10pt"/>
    </style:style>
    <style:style style:name="T1" style:family="text">
      <style:text-properties fo:font-size="8pt" style:font-size-asian="8pt" style:font-size-complex="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placeholder text:placeholder-type="text">&lt;setLang(o.partner_id.lang)&gt;</text:placeholder></text:p>
      <text:p text:style-name="P1"><text:text-input text:description="&lt;o.partner_id.company_ext&gt;">o.partner_id.company_ext</text:text-input></text:p>
      <text:p text:style-name="P9"><text:text-input text:description="&lt; o.partner_id.department_company_ext &gt;">o.partner_id.department_company_ext</text:text-input></text:p>
      <text:p text:style-name="P9"><text:text-input text:description="&lt;o.partner_shipping_id.title.name&gt;">o.partner_shipping_id.title.name</text:text-input> <text:text-input text:description="&lt;o.partner_shipping_id.prename&gt;">o.partner_shipping_id.prename</text:text-input> <text:text-input text:description="&lt;o.partner_shipping_id.name&gt;">o.partner_shipping_id.name</text:text-input></text:p>
      <text:p text:style-name="P9"><text:text-input text:description="&lt;o.partner_shipping_id.street&gt;">o.partner_shipping_id.street</text:text-input> <text:text-input text:description="&lt;if test=&quot;o.partner_shipping_id.street2&quot;&gt;">&lt;if test="o.partner_shipping_id.street2"&gt;</text:text-input><text:line-break/><text:text-input text:description="&lt;o.partner_shipping_id.street2&gt;">&lt;o.partner_shipping_id.street2&gt;</text:text-input><text:text-input text:description="&lt;/if&gt;">/if</text:text-input></text:p>
      <text:p text:style-name="P9"><text:text-input text:description="&lt;o.partner_shipping_id.zip&gt;">o.partner_shipping_id.zip</text:text-input> <text:text-input text:description="&lt;o.partner_shipping_id.city&gt;">o.partner_shipping_id.city</text:text-input></text:p>
      <text:p text:style-name="P6"><text:text-input text:description="&lt;choose&gt;">&lt;choose&gt;</text:text-input><text:text-input text:description="&lt;when test=&quot;o.state=='draft'&quot;&gt;">when test="o.state=='draft'"</text:text-input> <text:text-input text:description="&lt;_(&quot;Quotation N°&quot;)&gt;">Quotation N°</text:text-input> <text:text-input text:description="&lt;o.name&gt;">o.name</text:text-input> <text:text-input text:description="&lt;/when&gt;">/when</text:text-input><text:text-input text:description="&lt;when test=&quot;o.state&lt;&gt;'draft'&quot;&gt;">when test="o.state&lt;&gt;'draft' "</text:text-input> <text:text-input text:description="&lt;_(&quot;Order N°&quot;)&gt;">Order N°</text:text-input> <text:text-input text:description="&lt;o.name&gt;">o.name</text:text-input> <text:text-input text:description="&lt;/when&gt;">/when</text:text-input><text:text-input text:description="&lt;/choose&gt;">&lt;/choose&gt;</text:text-input>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6"><text:text-input text:description="&lt;_(&quot;Your Reference&quot;)&gt;">&lt;_("Your Reference")&gt;</text:text-input></text:p>
          </table:table-cell>
          <table:table-cell table:style-name="Table1.A1" office:value-type="string">
            <text:p text:style-name="P7"><text:text-input text:description="&lt;if test=&quot;o.state&lt;&gt;'draft'&quot;&gt;">if test="o.state&lt;&gt;'draft'"</text:text-input> <text:text-input text:description="&lt;_(&quot;Date Ordered&quot;)&gt;">&lt;_("Date Ordered")&gt;</text:text-input><text:text-input text:description="&lt;/if&gt;">/if</text:text-input><text:text-input text:description="&lt;if test=&quot;o.state=='draft'&quot;&gt;">if test="o.state=='draft' "</text:text-input> <text:text-input text:description="&lt;_(&quot;Quotation Date&quot;)&gt;">Quotation Date</text:text-input><text:text-input text:description="&lt;/if&gt;">/if</text:text-input></text:p>
          </table:table-cell>
          <table:table-cell table:style-name="Table1.A1" office:value-type="string">
            <text:p text:style-name="P16"><text:text-input text:description="&lt;_(&quot;Our Salesman&quot;)&gt;">Our Salesman</text:text-input></text:p>
          </table:table-cell>
          <table:table-cell table:style-name="Table1.D1" office:value-type="string">
            <text:p text:style-name="P16"><text:text-input text:description="&lt;gettext(&quot;Valid Until&quot;)&gt;">&lt;getText("Valid Until")&gt;</text:text-input></text:p>
          </table:table-cell>
        </table:table-row>
        <table:table-row>
          <table:table-cell table:style-name="Table1.C2" office:value-type="string">
            <text:p text:style-name="P17"><text:text-input text:description="&lt;o.client_order_ref&gt;">o.client_order_ref</text:text-input></text:p>
          </table:table-cell>
          <table:table-cell table:style-name="Table1.C2" office:value-type="string">
            <text:p text:style-name="P17"><text:text-input text:description="&lt;if test=&quot;o.date_order&quot;&gt;">&lt;if test="o.date_order"&gt;</text:text-input><text:text-input text:description="&lt;formatLang(o.date_order,date=True)&gt;">&lt;o.date_order&gt;</text:text-input><text:span text:style-name="T1"><text:text-input text:description="&lt;/if&gt;">/if</text:text-input></text:span></text:p>
          </table:table-cell>
          <table:table-cell table:style-name="Table1.C2" office:value-type="string">
            <text:p text:style-name="P17"><text:text-input text:description="&lt;o.user_id.name&gt;">o.user_id.name</text:text-input></text:p>
          </table:table-cell>
          <table:table-cell table:style-name="Table1.D2" office:value-type="string">
            <text:p text:style-name="P17"><text:text-input text:description="&lt;if test=&quot;o.valid_until&quot;&gt;">&lt;if test="o.valid_until"&gt;</text:text-input><text:text-input text:description="&lt;formatLang(o.valid_until,date=True)&gt;">&lt;o.valid_until&gt;</text:text-input><text:span text:style-name="T1"><text:text-input text:description="&lt;/if&gt;">/if</text:text-input></text:span></text:p>
          </table:table-cell>
        </table:table-row>
      </table:table>
      <text:p text:style-name="P8"/>
      <text:p text:style-name="P14"><text:text-input text:description="&lt;if test=&quot;o.note2&quot;&gt;">&lt;if test="o.note2"&gt;</text:text-input><text:text-input text:description="&lt;o.note2&gt;">&lt;o.note2&gt;</text:text-input> <text:text-input text:description="&lt;/if&gt;">&lt;/if&gt;</text:text-input></text:p>
      <text:p text:style-name="P1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8"><text:text-input text:description="&lt;_(&quot;Description&quot;)&gt;">Description</text:text-input></text:p>
          </table:table-cell>
          <table:table-cell table:style-name="Table2.A1" office:value-type="string">
            <text:p text:style-name="P20"><text:text-input text:description="&lt;_(&quot;VAT&quot;)&gt;">VAT</text:text-input></text:p>
          </table:table-cell>
          <table:table-cell table:style-name="Table2.A1" office:value-type="string">
            <text:p text:style-name="P21"><text:text-input text:description="&lt;_(&quot;Quantity&quot;)&gt;">Quantity</text:text-input></text:p>
          </table:table-cell>
          <table:table-cell table:style-name="Table2.A1" office:value-type="string">
            <text:p text:style-name="P21"><text:text-input text:description="&lt;_(&quot;Unit Price&quot;)&gt;">Unit Price</text:text-input></text:p>
          </table:table-cell>
          <table:table-cell table:style-name="Table2.A1" office:value-type="string">
            <text:p text:style-name="P21"><text:text-input text:description="&lt;_(&quot;Price&quot;)&gt;">Price</text:text-input></text:p>
          </table:table-cell>
        </table:table-row>
        <table:table-row table:style-name="Table2.2">
          <table:table-cell table:style-name="Table2.A2" office:value-type="string">
            <text:p text:style-name="P15"><text:text-input text:description="&lt;for each=&quot;line in o.order_line&quot;&gt;">&lt;for each="line in o.order_line"&gt;</text:text-input>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</table:table-row>
        <table:table-row table:style-name="Table2.3">
          <table:table-cell table:style-name="Table2.A2" office:value-type="string">
            <text:p text:style-name="P14"><text:text-input text:description="&lt;line.name&gt;">&lt;line.name&gt;</text:text-input></text:p>
          </table:table-cell>
          <table:table-cell table:style-name="Table2.A2" office:value-type="string">
            <text:p text:style-name="P23"><text:text-input text:description="&lt;', '.join(map(lambda x: x.description or '', line.tax_id))&gt;">&lt;', '.join(map(lambda x: x.description or '', line.tax_id))&gt;</text:text-input></text:p>
          </table:table-cell>
          <table:table-cell table:style-name="Table2.A2" office:value-type="string">
            <text:p text:style-name="P13"><text:text-input text:description="&lt;&quot;%.2f&quot; % round(line.product_uos_qty or line.product_uom_qty,2)&gt;">&lt;line.product_uos_qty or line.product_uom_qty&gt;</text:text-input> <text:text-input text:description="&lt;line.product_uos.name or line.product_uom.name&gt;">&lt;line.product_uos.name or line.product_uom.name&gt;</text:text-input> </text:p>
          </table:table-cell>
          <table:table-cell table:style-name="Table2.A2" office:value-type="string">
            <text:p text:style-name="P13"><text:text-input text:description="&lt;&quot;%.2f&quot; % line.price_unit&gt;">&lt;line.price_unit&gt;</text:text-input> <text:text-input text:description="&lt;o.pricelist_id.currency_id. symbol&gt;">&lt;o.pricelist_id.currency_id. symbol&gt;</text:text-input></text:p>
          </table:table-cell>
          <table:table-cell table:style-name="Table2.A2" office:value-type="string">
            <text:p text:style-name="P13"><text:text-input text:description="&lt;&quot;%.2f&quot; % line.price_subtotal&gt;">line.price_subtotal</text:text-input> <text:text-input text:description="&lt;o.pricelist_id.currency_id.symbol&gt;">o.pricelist_id.currency_id.symbol</text:text-input></text:p>
          </table:table-cell>
        </table:table-row>
        <table:table-row>
          <table:table-cell table:style-name="Table2.A2" office:value-type="string">
            <text:p text:style-name="P25"><text:text-input text:description="&lt;if test=&quot;line.notes&quot;&gt;">&lt;if test="line.notes"&gt;</text:text-input>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5"><text:text-input text:description="&lt;line.notes&gt;">&lt;line.notes&gt;</text:text-input>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5"><text:text-input text:description="&lt;/if&gt;">&lt;/if&gt;</text:text-input>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5"><text:text-input text:description="&lt;/for&gt;">&lt;/for&gt;</text:text-input>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D8" office:value-type="string">
            <text:p text:style-name="P14"><text:text-input text:description="&lt;_(&quot;Net Total :&quot;)&gt;">Net Total :</text:text-input></text:p>
          </table:table-cell>
          <table:table-cell table:style-name="Table2.D8" office:value-type="string">
            <text:p text:style-name="P12"><text:text-input text:description="&lt;&quot;%.2f&quot; % o.amount_untaxed&gt;">&lt;o.amount_untaxed&gt;</text:text-input> <text:text-input text:description="&lt;o.pricelist_id.currency_id. symbol&gt;">&lt;o.pricelist_id.currency_id. symbol&gt;</text:text-input></text:p>
          </table:table-cell>
        </table:table-row>
        <table:table-row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14"><text:text-input text:description="&lt;_(&quot;Taxes :&quot;)&gt;">Taxes :</text:text-input></text:p>
          </table:table-cell>
          <table:table-cell table:style-name="Table2.A2" office:value-type="string">
            <text:p text:style-name="P12"><text:text-input text:description="&lt;&quot;%.2f&quot; % o.amount_tax&gt;">&lt;o.amount_tax&gt;</text:text-input> <text:text-input text:description="&lt;o.pricelist_id.currency_id. symbol&gt;">&lt;o.pricelist_id.currency_id. symbol&gt;</text:text-input></text:p>
          </table:table-cell>
        </table:table-row>
        <table:table-row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D8" office:value-type="string">
            <text:p text:style-name="P11"><text:text-input text:description="&lt;_(&quot;Total :&quot;)&gt;">Total :</text:text-input></text:p>
          </table:table-cell>
          <table:table-cell table:style-name="Table2.D8" office:value-type="string">
            <text:p text:style-name="P24"><text:text-input text:description="&lt;&quot;%.2f&quot; % o.amount_total&gt;">&lt;o.amount_total&gt;</text:text-input> <text:text-input text:description="&lt;o.pricelist_id.currency_id. symbol&gt;">&lt;o.pricelist_id.currency_id. symbol&gt;</text:text-input> </text:p>
          </table:table-cell>
        </table:table-row>
      </table:table>
      <text:p text:style-name="P8"/>
      <text:p text:style-name="P8"><text:text-input text:description="&lt;if test=&quot;check_taxes(o.id)&quot;&gt;">&lt;if test="check_taxes(o.id)"&gt;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9"><text:text-input text:description="&lt;_(&quot;Tax&quot;)&gt;">Tax</text:text-input></text:p>
          </table:table-cell>
          <table:table-cell table:style-name="Table3.A1" office:value-type="string">
            <text:p text:style-name="P22"><text:text-input text:description="&lt;_(&quot;Base&quot;)&gt;">Base</text:text-input></text:p>
          </table:table-cell>
          <table:table-cell table:style-name="Table3.A1" office:value-type="string">
            <text:p text:style-name="P22"><text:text-input text:description="&lt;_(&quot;Amount&quot;)&gt;">Amount</text:text-input></text:p>
          </table:table-cell>
        </table:table-row>
        <table:table-row table:style-name="Table3.2">
          <table:table-cell table:style-name="Table3.A2" office:value-type="string">
            <text:p text:style-name="P26"><text:text-input text:description="&lt;for each=&quot;line in get_taxes(o.id).values()&quot;&gt;">&lt;for each="get_taxes(o.id).values()"&gt;</text:text-input></text:p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</table:table-row>
        <text:soft-page-break/>
        <table:table-row table:style-name="Table3.3">
          <table:table-cell table:style-name="Table3.A3" office:value-type="string">
            <text:p text:style-name="P3"><text:text-input text:description="&lt; line[2].split('-')[0] &gt;">&lt; line[2].split('-')[0] &gt;</text:text-input></text:p>
          </table:table-cell>
          <table:table-cell table:style-name="Table3.B3" office:value-type="string">
            <text:p text:style-name="P4"><text:text-input text:description="&lt; &quot;%.2f&quot; % line[0]&gt;">&lt; line[0] &gt;</text:text-input> <text:text-input text:description="&lt; o.pricelist_id.currency_id. symbol  &gt;">&lt; o.pricelist_id.currency_id. symbol  &gt;</text:text-input></text:p>
          </table:table-cell>
          <table:table-cell table:style-name="Table3.C3" office:value-type="string">
            <text:p text:style-name="P4"><text:text-input text:description="&lt;&quot;%.2f&quot; % line[1]&gt;">&lt;"%.2f" % line[1]&gt;</text:text-input> <text:text-input text:description="&lt; o.pricelist_id.currency_id. symbol  &gt;">&lt; o.pricelist_id.currency_id. symbol  &gt;</text:text-input></text:p>
          </table:table-cell>
        </table:table-row>
        <table:table-row table:style-name="Table3.4">
          <table:table-cell table:style-name="Table3.A2" office:value-type="string">
            <text:p text:style-name="P5"><text:text-input text:description="&lt;/for&gt;">&lt;/for&gt;</text:text-input></text:p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10"/>
          </table:table-cell>
        </table:table-row>
      </table:table>
      <text:p text:style-name="P10"><text:text-input text:description="&lt;/if&gt;">&lt;/if&gt;</text:text-input></text:p>
      <text:p text:style-name="P8"/>
      <text:p text:style-name="P14"><text:text-input text:description="&lt;if test=&quot;o.note&quot;&gt;">&lt;if test="o.note"&gt;</text:text-input><text:text-input text:description="&lt;o.note&gt;">o.note</text:text-input><text:text-input text:description="&lt;/if&gt;">/if</text:text-input></text:p>
      <text:p text:style-name="P14"/>
      <text:p text:style-name="P14"><text:text-input text:description="&lt;_(&quot;Payment Terms:&quot;)&gt;">Payment Terms:</text:text-input></text:p>
      <text:p text:style-name="P14"><text:text-input text:description="&lt;if test=&quot;o.payment_term.note&quot;&gt;">&lt;if test="o.payment_term.note"&gt;</text:text-input><text:text-input text:description="&lt;o.payment_term.note&gt;">o.payment_term.note</text:text-input><text:text-input text:description="&lt;/if&gt;">/if</text:text-input></text:p>
      <text:p text:style-name="P14"/>
      <text:p text:style-name="P14"><text:text-input text:description="&lt;_(&quot;Subject to our terms and conditions we reserve all proprietary rights until full payment of our deliveries.&quot;)&gt;">Subject to our terms and conditions we reserve all proprietary rights until full payment of our deliveries.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Helvetica1" svg:font-family="Helvetica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Helvetica" svg:font-family="Helvetica" style:font-family-generic="swiss" style:font-pitch="variable"/>
    <style:font-face style:name="AR PL ShanHeiSun Uni" svg:font-family="'AR PL ShanHeiSun Uni'" style:font-family-generic="system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Helvetica" fo:font-size="8pt" style:font-name-asian="Bitstream Vera Sans" style:font-size-asian="14pt" style:font-name-complex="Bitstream Vera Sans" style:font-size-complex="14pt"/>
    </style:style>
    <style:style style:name="List" style:family="paragraph" style:parent-style-name="Text_20_body" style:class="list">
      <style:text-properties style:font-name="Helvetic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 style:master-page-name="">
      <style:paragraph-properties fo:margin-top="0in" fo:margin-bottom="0in" style:contextual-spacing="false" style:page-number="auto" fo:keep-with-next="auto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tblheader_5f_General" style:display-name="terp_tblheader_General" style:family="paragraph" style:parent-style-name="terp_5f_header" style:class="text">
      <style:paragraph-properties fo:margin-top="0.0835in" fo:margin-bottom="0.0835in" style:contextual-spacing="false"/>
      <style:text-properties fo:font-size="8pt" style:font-size-asian="14.5pt" style:font-size-complex="14.5pt"/>
    </style:style>
    <style:style style:name="terp_5f_tblheader_5f_General_5f_Centre" style:display-name="terp_tblheader_General_Centre" style:family="paragraph" style:parent-style-name="terp_5f_tblheader_5f_General">
      <style:paragraph-properties fo:text-align="center" style:justify-single-word="false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0.0835in" fo:margin-bottom="0.0835in" style:contextual-spacing="false" style:page-number="auto"/>
      <style:text-properties fo:font-size="9pt" style:font-size-asian="14.5pt" style:font-size-complex="14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="none" text:number-lines="false" text:line-number="0" style:join-border="false"/>
      <style:text-properties fo:font-size="6pt" style:font-size-asian="6pt" style:font-size-complex="6pt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erp_5f_tblheader_5f_General_5f_Right" style:display-name="terp_tblheader_General_Right" style:family="paragraph" style:parent-style-name="terp_5f_tblheader_5f_General_5f_Centre">
      <style:paragraph-properties fo:text-align="end" style:justify-single-word="false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header_5f_Right" style:display-name="terp_header_Right" style:family="paragraph" style:parent-style-name="terp_5f_header" style:master-page-name="">
      <style:paragraph-properties style:page-number="auto"/>
      <style:text-properties fo:font-size="14.5pt" style:font-size-asian="14.5pt" style:font-size-complex="14.5pt"/>
    </style:style>
    <style:style style:name="terp_5f_header_5f_Centre" style:display-name="terp_header_Centre" style:family="paragraph" style:parent-style-name="terp_5f_header">
      <style:paragraph-properties fo:text-align="center" style:justify-single-word="false"/>
    </style:style>
    <style:style style:name="terp_5f_default_5f_address" style:display-name="terp_default_address" style:family="paragraph" style:parent-style-name="terp_5f_default_5f_8" style:master-page-name="">
      <style:paragraph-properties style:page-number="auto"/>
      <style:text-properties fo:font-size="10pt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default_5f_Right_5f_9" style:display-name="terp_default_Right_9" style:family="paragraph" style:parent-style-name="terp_5f_default_5f_Right_5f_8">
      <style:text-properties fo:font-size="9pt"/>
    </style:style>
    <style:style style:name="terp_5f_default_5f_1" style:display-name="terp_default_1" style:family="paragraph" style:parent-style-name="terp_5f_default_5f_8">
      <style:text-properties fo:font-size="2pt"/>
    </style:style>
    <style:style style:name="terp_5f_default_5f_Right_5f_9_5f_Bold" style:display-name="terp_default_Right_9_Bold" style:family="paragraph" style:parent-style-name="terp_5f_default_5f_Right_5f_9">
      <style:text-properties fo:font-weight="bold"/>
    </style:style>
    <style:style style:name="terp_5f_default_5f_Italic" style:display-name="terp_default_Italic" style:family="paragraph" style:parent-style-name="terp_5f_default_5f_8">
      <style:paragraph-properties fo:margin="100%" fo:margin-left="0.278in" fo:margin-right="0in" fo:margin-top="0in" fo:margin-bottom="0in" style:contextual-spacing="false" fo:text-indent="0in" style:auto-text-indent="false"/>
      <style:text-properties fo:font-size="8pt" fo:font-style="italic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imbus Mono L" fo:font-size="10pt" style:font-name-asian="Nimbus Mono L" style:font-size-asian="10pt" style:font-name-complex="Nimbus Mono L" style:font-size-complex="10pt"/>
    </style:style>
    <style:style style:name="terp_5f_default_5f_Centre_5f_9_5f_Bold" style:display-name="terp_default_Centre_9_Bold" style:family="paragraph" style:parent-style-name="terp_5f_default_5f_Right_5f_9_5f_Bold">
      <style:paragraph-properties fo:text-align="center" style:justify-single-word="false"/>
    </style:style>
    <style:style style:name="terp_5f_default_5f_2" style:display-name="terp_default_2" style:family="paragraph" style:parent-style-name="terp_5f_default_5f_8">
      <style:text-properties fo:font-size="2pt"/>
    </style:style>
    <style:style style:name="Frame_20_contents" style:display-name="Frame contents" style:family="paragraph" style:parent-style-name="Text_20_body" style:class="extra"/>
    <style:style style:name="if" style:family="paragraph" style:class="text" style:master-page-name="">
      <style:paragraph-properties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Helvetica1" fo:font-size="6pt" fo:font-weight="normal" style:font-name-asian="AR PL ShanHeiSun Uni" style:font-size-asian="6pt" style:font-weight-asian="normal" style:font-name-complex="DejaVu Sans1" style:font-size-complex="6pt" style:font-weight-complex="normal"/>
    </style:style>
    <style:style style:name="User_20_Index_20_10" style:display-name="User Index 10" style:family="paragraph" style:parent-style-name="Index" style:class="index">
      <style:paragraph-properties fo:margin="100%" fo:margin-left="1.7689in" fo:margin-right="0in" fo:margin-top="0in" fo:margin-bottom="0in" style:contextual-spacing="false" fo:text-indent="0in" style:auto-text-indent="false">
        <style:tab-stops>
          <style:tab-stop style:position="5.5937in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terp_5f_default_5f_Note" style:display-name="terp_default_Note" style:family="paragraph" style:parent-style-name="terp_5f_default_5f_9">
      <style:paragraph-properties fo:margin="100%" fo:margin-left="0.1181in" fo:margin-right="0in" fo:margin-top="0in" fo:margin-bottom="0in" style:contextual-spacing="false" fo:text-indent="0in" style:auto-text-indent="false"/>
      <style:text-properties fo:font-size="8pt" fo:font-style="italic"/>
    </style:style>
    <style:style style:name="terp_5f_default_5f_White_5f_2" style:display-name="terp_default_White_2" style:family="paragraph" style:parent-style-name="terp_5f_default_5f_9" style:master-page-name="">
      <style:paragraph-properties style:page-number="auto" fo:background-color="transparent" style:shadow="none">
        <style:tab-stops/>
        <style:background-image/>
      </style:paragraph-properties>
      <style:text-properties fo:color="#ffffff" fo:font-size="2pt" text:display="none"/>
    </style:style>
    <style:style style:name="terp_5f_default_5f_Bold_5f_Right_5f_9" style:display-name="terp_default_Bold_Right_9" style:family="paragraph" style:parent-style-name="terp_5f_default_5f_Bold_5f_9" style:master-page-name="">
      <style:paragraph-properties fo:text-align="end" style:justify-single-word="false" style:page-number="auto"/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5902in" fo:margin-bottom="0.5902in" fo:margin-left="0.2138in" fo:margin-right="0.5626in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701in" fo:page-height="11.6902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  <style:master-page style:name="First_20_Page" style:display-name="First Page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creation-date>2006-08-31T10:54:44</meta:creation-date>
    <dc:date>2013-07-23T16:31:46</dc:date>
    <meta:editing-cycles>1121</meta:editing-cycles>
    <meta:editing-duration>P2DT12H16M4S</meta:editing-duration>
    <dc:creator>thegrymek </dc:creator>
    <meta:document-statistic meta:table-count="3" meta:image-count="0" meta:object-count="0" meta:page-count="2" meta:paragraph-count="51" meta:word-count="146" meta:character-count="1755" meta:non-whitespace-character-count="1656"/>
    <meta:user-defined meta:name="Info 1">http://localhost:8069</meta:user-defined>
    <meta:user-defined meta:name="Info 2">admin</meta:user-defined>
    <meta:user-defined meta:name="Info 3">364</meta:user-defined>
    <meta:user-defined meta:name="Info 4">sale.order</meta:user-defined>
  </office:meta>
</office:document-meta>
</file>